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2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46840" calcext:value-type="float" table:number-columns-spanned="1" table:number-rows-spanned="2">
            <text:p>146840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7" table:formula="of:=([.M10]-[.H9])" office:value-type="float" office:value="401847" calcext:value-type="float" table:number-columns-spanned="1" table:number-rows-spanned="2">
            <text:p>401847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17" calcext:value-type="float">
            <text:p>17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7" table:formula="of:=SUM([.U$1:.U$1048576])" office:value-type="float" office:value="401847" calcext:value-type="float" table:number-columns-spanned="2" table:number-rows-spanned="2">
            <text:p>40184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7"/>
          <table:table-cell table:style-name="ce72"/>
          <table:table-cell table:number-columns-repeated="2"/>
          <table:table-cell table:style-name="ce39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3100" calcext:value-type="float">
            <text:p>310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9]*[.C19])" office:value-type="float" office:value="5999" calcext:value-type="float">
            <text:p>5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1]*[.C21])" office:value-type="float" office:value="10999" calcext:value-type="float">
            <text:p>10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2]*[.C22])" office:value-type="float" office:value="22999" calcext:value-type="float">
            <text:p>22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3500" calcext:value-type="float">
            <text:p>350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4]*[.C24])" office:value-type="float" office:value="1250" calcext:value-type="float">
            <text:p>12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3999" calcext:value-type="float">
            <text:p>13999</text:p>
          </table:table-cell>
          <table:table-cell table:style-name="Default" table:formula="of:=([.D25]*[.C25])" office:value-type="float" office:value="13999" calcext:value-type="float">
            <text:p>13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 A32 6/128 WHITE</text:p>
          </table:table-cell>
          <table:table-cell office:value-type="float" office:value="2" calcext:value-type="float">
            <text:p>2</text:p>
          </table:table-cell>
          <table:table-cell table:style-name="ce74" office:value-type="float" office:value="21999" calcext:value-type="float">
            <text:p>21999</text:p>
          </table:table-cell>
          <table:table-cell table:style-name="Default" table:formula="of:=([.D26]*[.C26])" office:value-type="float" office:value="43998" calcext:value-type="float">
            <text:p>43998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9999" calcext:value-type="float">
            <text:p>9999</text:p>
          </table:table-cell>
          <table:table-cell table:style-name="Default" table:formula="of:=([.D27]*[.C27])" office:value-type="float" office:value="9999" calcext:value-type="float">
            <text:p>9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4" calcext:value-type="float">
            <text:p>24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5" calcext:value-type="float">
            <text:p>25</text:p>
          </table:table-cell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4" office:value-type="float" office:value="13999" calcext:value-type="float">
            <text:p>13999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3"/>
          <table:table-cell table:style-name="ce72" office:value-type="date" office:date-value="2021-06-14" calcext:value-type="date">
            <text:p>14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74" office:value-type="float" office:value="9999" calcext:value-type="float">
            <text:p>9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5" calcext:value-type="date">
            <text:p>15/06/21</text:p>
          </table:table-cell>
          <table:table-cell office:value-type="string" calcext:value-type="string">
            <text:p>S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74" office:value-type="float" office:value="16999" calcext:value-type="float">
            <text:p>16999</text:p>
          </table:table-cell>
        </table:table-row>
        <table:table-row table:style-name="ro1">
          <table:table-cell table:number-columns-repeated="16"/>
          <table:table-cell table:style-name="ce72" office:value-type="date" office:date-value="2021-06-16" calcext:value-type="date">
            <text:p>16/06/21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Default" table:formula="of:=([.T39]*[.S39])" office:value-type="float" office:value="21999" calcext:value-type="float">
            <text:p>21999</text:p>
          </table:table-cell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8" table:default-cell-style-name="ce39"/>
        <table:table-column table:style-name="co9" table:default-cell-style-name="ce8"/>
        <table:table-column table:style-name="co9" table:default-cell-style-name="ce39"/>
        <table:table-column table:style-name="co10" table:default-cell-style-name="ce157"/>
        <table:table-column table:style-name="co1" table:default-cell-style-name="Default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16" calcext:value-type="date">
            <text:p>16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8/128 BLACK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+ 8/128 SILVER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SAM A32 6/128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style-name="ce39" office:value-type="string" calcext:value-type="string">
            <text:p>REALME C12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/>
          <table:table-cell office:value-type="string" calcext:value-type="string">
            <text:p>B-1</text:p>
          </table:table-cell>
          <table:table-cell table:style-name="ce39" office:value-type="string" calcext:value-type="string">
            <text:p>SM A31 6/128 BLUE</text:p>
          </table:table-cell>
          <table:table-cell table:number-columns-repeated="1015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31 6/128 WHITE</text:p>
          </table:table-cell>
          <table:table-cell office:value-type="string" calcext:value-type="string">
            <text:p>salman husai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 A31 6/128 WHITE</text:p>
          </table:table-cell>
          <table:table-cell office:value-type="string" calcext:value-type="string">
            <text:p>SHARIK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SM A31 6/128 WHITE</text:p>
          </table:table-cell>
          <table:table-cell office:value-type="string" calcext:value-type="string">
            <text:p>shahadat Ali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 table:style-name="ce72"/>
          <table:table-cell office:value-type="string" calcext:value-type="string">
            <text:p>GURU FM PLUS</text:p>
          </table:table-cell>
          <table:table-cell office:value-type="string" calcext:value-type="string">
            <text:p>FAHEEM</text:p>
          </table:table-cell>
          <table:table-cell table:style-name="ce7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DMI 9 4/64 BLUE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0:10:52.979875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6T20:35:14.682284619</dc:date>
    <meta:editing-duration>PT2H29M27S</meta:editing-duration>
    <meta:editing-cycles>68</meta:editing-cycles>
    <meta:generator>LibreOffice/7.0.5.2$Linux_X86_64 LibreOffice_project/00$Build-2</meta:generator>
    <meta:document-statistic meta:table-count="2" meta:cell-count="352" meta:object-count="0"/>
  </office:meta>
</office:document-meta>
</file>